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SockJsServiceConfig.getStreamBytes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ockJsServiceConfig.getHttpMessageCach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ockJsServiceConfig.setTaskScheduler( TaskScheduler task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ockJsServiceConfig.getMessage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ockJsServiceConfig.getTask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ubSockJsServiceConfig.setHttpMessageCacheSize( int httpMessageCach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ockJsServiceConfig.getHeartbea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ockJsServiceConfig.setMessageCodec( SockJsMessageCodec message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ockJsServiceConfig.setHeartbeatTime( long heartbea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ockJsServiceConfig.setStreamBytesLimit( int streamBytes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